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" style:font-family-generic="roman" style:font-pitch="variable"/>
    <style:font-face style:name="Arial5" svg:font-family="Arial" style:font-family-generic="swiss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family-generic="system" style:font-pitch="variable"/>
    <style:font-face style:name="Consolas" svg:font-family="Consolas"/>
    <style:font-face style:name="Consolas1" svg:font-family="Consolas" style:font-adornments="Gras" style:font-pitch="variable"/>
    <style:font-face style:name="Consolas2" svg:font-family="Consolas" style:font-adornments="Gras"/>
    <style:font-face style:name="Consolas3" svg:font-family="Consolas" style:font-adornments="Gras" style:font-family-generic="modern" style:font-pitch="variable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family-generic="roman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margin-top="0cm" fo:margin-bottom="0.5cm" fo:text-align="center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" fo:font-size="26pt" style:font-name-asian="Consolas" style:font-size-asian="26pt" style:font-name-complex="Consolas" style:font-size-complex="26pt"/>
    </style:style>
    <style:style style:name="T9" style:family="text">
      <style:text-properties fo:color="#17c6a3" loext:opacity="100%" style:font-name="Consolas" fo:font-size="26pt" style:font-name-asian="Consolas" style:font-size-asian="26pt" style:font-name-complex="Consolas" style:font-size-complex="26pt"/>
    </style:style>
    <style:style style:name="T10" style:family="text">
      <style:text-properties fo:color="#000080" loext:opacity="100%" style:font-name="Arial5" fo:font-size="30pt" style:font-name-asian="Consolas" style:font-size-asian="30pt" style:font-name-complex="Consolas" style:font-size-complex="30pt"/>
    </style:style>
    <style:style style:name="T11" style:family="text">
      <style:text-properties fo:color="#00b0f0" loext:opacity="100%" style:font-name="Arial5" fo:font-size="26pt" style:font-name-asian="Consolas" style:font-size-asian="26pt" style:font-name-complex="Consolas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19" style:family="text">
      <style:text-properties fo:color="#00a933" loext:opacity="100%" style:font-name="Consolas" fo:font-size="20pt" style:font-name-asian="Consolas" style:font-size-asian="20pt" style:font-name-complex="Consolas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5pt" fo:font-style="italic" fo:text-shadow="none" style:text-underline-style="none" fo:font-weight="normal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5pt" fo:font-style="italic" fo:text-shadow="none" style:text-underline-style="none" fo:font-weight="normal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5pt" fo:font-style="italic" fo:text-shadow="none" style:text-underline-style="none" fo:font-weight="normal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5pt" fo:font-style="italic" fo:text-shadow="none" style:text-underline-style="none" fo:font-weight="normal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5pt" fo:font-style="italic" fo:text-shadow="none" style:text-underline-style="none" fo:font-weight="normal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none" fo:font-weight="bold" style:letter-kerning="true" style:font-name-asian="Consolas" style:font-size-asian="34pt" style:font-style-asian="normal" style:font-weight-asian="normal" style:font-name-complex="Consolas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solid" style:text-underline-width="auto" style:text-underline-color="font-color" fo:font-weight="bold" style:letter-kerning="true" style:font-name-asian="Consolas" style:font-size-asian="34pt" style:font-style-asian="normal" style:font-weight-asian="normal" style:font-name-complex="Consolas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" style:font-size-asian="34pt" style:font-style-asian="italic" style:font-weight-asian="normal" style:font-name-complex="Consolas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0pt" fo:font-style="italic" fo:text-shadow="none" style:text-underline-style="none" fo:font-weight="bold" style:letter-kerning="true" style:font-name-asian="Consolas" style:font-size-asian="30pt" style:font-style-asian="italic" style:font-weight-asian="normal" style:font-name-complex="Consolas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" style:font-size-asian="25pt" style:font-weight-asian="normal" style:font-name-complex="Consolas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" fo:font-size="25pt" fo:font-style="italic" fo:text-shadow="none" style:text-underline-style="none" fo:font-weight="bold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5pt" fo:text-shadow="none" style:text-underline-style="solid" style:text-underline-width="auto" style:text-underline-color="font-color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" fo:font-size="15pt" fo:font-style="italic" fo:text-shadow="none" style:text-underline-style="none" fo:font-weight="bold" style:letter-kerning="true" style:font-name-asian="Consolas" style:font-size-asian="15pt" style:font-style-asian="italic" style:font-weight-asian="normal" style:font-name-complex="Consola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24pt" style:font-size-asian="24pt" style:font-size-complex="24pt"/>
    </style:style>
    <style:style style:name="T122" style:family="text">
      <style:text-properties fo:font-size="70pt" fo:font-weight="normal" style:font-size-asian="70pt" style:font-weight-asian="normal" style:font-size-complex="70pt" style:font-weight-complex="normal"/>
    </style:style>
    <style:style style:name="T123" style:family="text">
      <style:text-properties fo:font-size="12pt" fo:font-weight="bol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" style:font-size-asian="32pt" style:font-weight-asian="normal" style:font-name-complex="Consolas" style:font-size-complex="32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" style:font-size-asian="40pt" style:font-weight-asian="normal" style:font-name-complex="Consolas" style:font-size-complex="4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10d0c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40pt" fo:font-style="italic" fo:text-shadow="none" style:text-underline-style="none" fo:font-weight="bold" style:letter-kerning="true" style:font-name-asian="Consolas" style:font-size-asian="40pt" style:font-style-asian="italic" style:font-weight-asian="normal" style:font-name-complex="Consolas" style:font-size-complex="40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color="#ff0000" loext:opacity="100%" fo:font-size="40pt" style:font-size-asian="40pt" style:font-size-complex="40pt"/>
    </style:style>
    <style:style style:name="T143" style:family="text">
      <style:text-properties fo:color="#c9211e" loext:opacity="100%" fo:font-size="40pt" style:font-size-asian="40pt" style:font-size-complex="40pt"/>
    </style:style>
    <style:style style:name="T144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4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47" style:family="text">
      <style:text-properties fo:color="#ff6633" loext:opacity="100%" style:font-name="Arial5" fo:font-size="18pt" fo:font-weight="bold" style:font-size-asian="18pt" style:font-weight-asian="bold" style:font-size-complex="18pt" style:font-weight-complex="bold"/>
    </style:style>
    <style:style style:name="T148" style:family="text">
      <style:text-properties fo:color="#ff6633" loext:opacity="100%" style:font-name="Arial5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s DAO non-métiers et répétitifs son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e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-e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s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21">Ouverture du curseur</text:span></text:p>
                <text:p><text:span text:style-name="T121"/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Appel à curseur.fetch() (avec fetch_size = 10)</text:span></text:p>
                <text:p><text:span text:style-name="T121"><text:s text:c="20"/></text:span><text:span text:style-name="T122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2" draw:layer="layout" svg:width="4.4cm" svg:height="1.199cm" svg:x="3cm" svg:y="13.1cm">
          <draw:text-box>
            <text:p text:style-name="P6"><text:span text:style-name="T123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</text:span><text:span text:style-name="T68"> : </text:span><text:span text:style-name="T124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</text:span><text:span text:style-name="T125">un</text:span><text:span text:style-name="T126"> </text:span><text:span text:style-name="T127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39">public</text:span><text:span text:style-name="T40"> </text:span><text:span text:style-name="T41">Stream</text:span><text:span text:style-name="T42">&lt;</text:span><text:span text:style-name="T43">Declaration</text:span><text:span text:style-name="T42">&gt;</text:span><text:span text:style-name="T40"> </text:span><text:span text:style-name="T128">findByEntreprise</text:span><text:span text:style-name="T129">(</text:span><text:span text:style-name="T130">Entreprise</text:span><text:span text:style-name="T40"> </text:span><text:span text:style-name="T131">entreprise</text:span><text:span text:style-name="T129">)</text:span><text:span text:style-name="T42">;</text:span></text:p>
            <text:list text:continue-numbering="true" text:style-name="L3">
              <text:list-item>
                <text:p><text:span text:style-name="T132">Attention ! </text:span><text:span text:style-name="T68">Paramétrage nécessaire de la taille des paquets qui sont envoyés avec le paramètre (valeur par défaut null → un seul paquet) :</text:span></text:p>
              </text:list-item>
            </text:list>
            <text:p text:style-name="P33"><text:span text:style-name="T24">spring.jpa.properties.hibernate.jdbc.fetch_size=100</text:span></text:p>
            <text:list text:continue-numbering="true" text:style-name="L3">
              <text:list-item>
                <text:p><text:span text:style-name="T68">Valeur à ajuster empiriquement en partant de 100 par palier de 100 par ex</text:span></text:p>
              </text:list-item>
              <text:list-item>
                <text:p text:style-name="P13"><text:span text:style-name="T132">Attention ! </text:span><text:span text:style-name="T68">Utiliser le Stream en mode flux. Ex : stream.iterator() → déclenche une récupération de tout le Resultset… Dommage !</text:span></text:p>
              </text:list-item>
            </text:list>
            <text:p text:style-name="P19"><text:span text:style-name="T133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34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Pas de problème en mode Tasklet</text:span></text:p>
              </text:list-item>
              <text:list-item>
                <text:p text:style-name="P7"><text:span text:style-name="T68">Problème d’intégration en mode Chunk : l’interface </text:span><text:span text:style-name="T135">ItemReader</text:span><text:span text:style-name="T136"> </text:span><text:span text:style-name="T68">n’est pas conçue pour accueillir un </text:span><text:span text:style-name="T135">Stream</text:span><text:span text:style-name="T68"> <text:s/>en entrée</text:span></text:p>
              </text:list-item>
              <text:list-item>
                <text:p><text:span text:style-name="T68">Proposition d’une classe utilitaire </text:span><text:span text:style-name="T77">ChunkingStreamTasklet</text:span></text:p>
              </text:list-item>
              <text:list-item>
                <text:p><text:span text:style-name="T68">2 choix pour gérer les transactions</text:span></text:p>
              </text:list-item>
              <text:list-item>
                <text:p><text:span text:style-name="T68">A modifier pour intégrer la parallélisation</text:span></text:p>
              </text:list-item>
              <text:list-item>
                <text:p><text:span text:style-name="T137">Attention !</text:span><text:span text:style-name="T68"> Aucune maintenance garantie 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><text:span text:style-name="T138">Modifier la classe de test </text:span><text:span text:style-name="T30">TP2RepositoryExo1Test </text:span><text:span text:style-name="T29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Créer une méthode </text:span><text:span text:style-name="T139">findByEntrepriseWithAllEntreprises</text:span><text:span text:style-name="T4"> dans la classe </text:span><text:span text:style-name="T140">SecteurRepository </text:span><text:span text:style-name="T4">qui renvoie un Secteur contenant une entreprise donnée en paramètre, avec sa listes d’entreprises instanciées</text:span></text:p>
                      </text:list-item>
                      <text:list-item>
                        <text:p><text:span text:style-name="T4">Ajouter l’annotation </text:span><text:span text:style-name="T141">@Query </text:span><text:span text:style-name="T4">qui récupère un Secteur contenant une certaine entreprise (en param) avec toutes ses entreprises instanciées</text:span></text:p>
                      </text:list-item>
                      <text:list-item>
                        <text:p><text:span text:style-name="T4">Modifier </text:span><text:span text:style-name="T30">TP2RepositoryExo2Test </text:span><text:span text:style-name="T4">et vérifiez en l’exécutant</text:span></text:p>
                      </text:list-item>
                    </text:list>
                  </text:list-item>
                </text:list>
              </text:list-item>
              <text:list-item>
                <text:p><text:span text:style-name="T142">Lancer le téléchargement et importation du jeu de données volumineux</text:span></text:p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23"><text:span text:style-name="T138">Dans la classe DeclarationRepository, écrire la requête </text:span><text:span text:style-name="T139">findAllDeclarationWithEntrepriseWithSecteur</text:span><text:span text:style-name="T138"> permettant de récupérer toutes les déclarations avec leurs entreprises et leur secteur instanciés</text:span></text:p>
                      </text:list-item>
                      <text:list-item>
                        <text:p text:style-name="P23"><text:span text:style-name="T138">Tester avec TP2RepositoryExo3Test</text:span></text:p>
                      </text:list-item>
                      <text:list-item>
                        <text:p text:style-name="P23"><text:span text:style-name="T138">Constater une </text:span><text:span text:style-name="T143">OutOfMemoryError</text:span><text:span text:style-name="T4"> après lancement de RedressementMontantDeclarationJob (sur poste du formateur)</text:span></text:p>
                      </text:list-item>
                      <text:list-item>
                        <text:p text:style-name="P23"><text:span text:style-name="T4">Quelles en sont les raisons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pour la méthode </text:span><text:span text:style-name="T139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23"><text:span text:style-name="T138">Essayer de comprendre le fonctionnement de </text:span><text:span text:style-name="T30">ChunkingStreamTasklet </text:span><text:span text:style-name="T138">et sa mise en œuvre dans </text:span><text:span text:style-name="T4"><text:s/></text:span><text:span text:style-name="T30">RedressementMontantDeclarationConfig </text:span></text:p>
                      </text:list-item>
                      <text:list-item>
                        <text:p><text:span text:style-name="T138">Tester le résultat du paramètre </text:span><text:span text:style-name="T144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8">Point sur </text:span><text:span text:style-name="T141">@DynamicUpdate</text:span><text:span text:style-name="T4">, </text:span><text:span text:style-name="T141">@DynamicInsert</text:span><text:span text:style-name="T4">. Tester le résultat sur les performanc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4" draw:text-style-name="P34" draw:layer="layout" svg:width="5.629cm" svg:height="5.731cm" svg:x="7.6cm" svg:y="13.8cm">
          <draw:text-box>
            <text:p><text:span text:style-name="T145">Prénom Nom</text:span></text:p>
            <text:p><text:span text:style-name="T146">Fonction</text:span></text:p>
            <text:p><text:span text:style-name="T146">Service</text:span></text:p>
            <text:p><text:span text:style-name="T146">Numéro de téléphone</text:span></text:p>
            <text:p><text:span text:style-name="T146">Mél</text:span></text:p>
            <text:p><text:span text:style-name="T146"/></text:p>
            <text:p><text:span text:style-name="T146"/></text:p>
            <text:p text:style-name="P22"><text:span text:style-name="T147">Insee</text:span></text:p>
            <text:p text:style-name="P22"><text:span text:style-name="T148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" style:font-family-generic="roman" style:font-pitch="variable"/>
    <style:font-face style:name="Arial5" svg:font-family="Arial" style:font-family-generic="swiss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family-generic="system" style:font-pitch="variable"/>
    <style:font-face style:name="Consolas" svg:font-family="Consolas"/>
    <style:font-face style:name="Consolas1" svg:font-family="Consolas" style:font-adornments="Gras" style:font-pitch="variable"/>
    <style:font-face style:name="Consolas2" svg:font-family="Consolas" style:font-adornments="Gras"/>
    <style:font-face style:name="Consolas3" svg:font-family="Consolas" style:font-adornments="Gras" style:font-family-generic="modern" style:font-pitch="variable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family-generic="roman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5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5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5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5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1DT18H19M42S</meta:editing-duration>
    <meta:editing-cycles>1115</meta:editing-cycles>
    <meta:generator>LibreOffice/7.2.6.2$Windows_X86_64 LibreOffice_project/b0ec3a565991f7569a5a7f5d24fed7f52653d754</meta:generator>
    <dc:title>Modele_Insee_V4</dc:title>
    <meta:initial-creator>Philippe SABAA</meta:initial-creator>
    <dc:date>2022-05-17T17:35:04.756000000</dc:date>
    <dc:creator>Philippe Sabaa</dc:creator>
    <meta:document-statistic meta:object-count="276"/>
  </office:meta>
</office:document-meta>
</file>